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8">
      <style:table-cell-properties fo:border="none"/>
    </style:style>
    <style:style style:name="ce16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style-name="Default" table:number-columns-repeated="4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BOM Maker's Friend MF05 3D-Printer, UniProKit UPKlib V2.06</text:p>
          </table:table-cell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 table:number-rows-repeated="3">
          <table:table-cell table:style-name="ce1"/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8" office:value-type="string" calcext:value-type="string">
            <text:p>pcs.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8" office:value-type="string" calcext:value-type="string">
            <text:p>Pos</text:p>
          </table:table-cell>
          <table:table-cell table:style-name="ce12" office:value-type="string" calcext:value-type="string">
            <text:p>Suppli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2"/>
          <table:table-cell office:value-type="float" office:value="17092201" calcext:value-type="float">
            <text:p>1709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-Slot Nut 6, 4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framepart for tensio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2"/>
          <table:table-cell office:value-type="float" office:value="17092202" calcext:value-type="float">
            <text:p>17092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-Slot Nut 6, 6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stance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2"/>
          <table:table-cell office:value-type="float" office:value="17092209" calcext:value-type="float">
            <text:p>17092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8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stanc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office:value-type="string" calcext:value-type="string">
            <text:p>frame-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2"/>
          <table:table-cell office:value-type="float" office:value="17092220" calcext:value-type="float">
            <text:p>1709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48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ramepart y-di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ramepart x-directio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14" office:value-type="string" calcext:value-type="string">
            <text:p>Screws for display- and spool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out foot to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2"/>
          <table:table-cell office:value-type="float" office:value="17092306" calcext:value-type="float">
            <text:p>17092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mm, M6 ISO 73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ount tslo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onnect z-frame with y-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ount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" office:value-type="string" calcext:value-type="string">
            <text:p>Washer for display- and spool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ount z-floating-bear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crews for mout limitswitch to hold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2.5 x 12 woodscrew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ount stepp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ount mainboard on 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ount adapter on mgn12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ount stepper to 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ole for bel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hamermutter_m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for coupling-5-8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m4x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crews for electronics-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crews for mount z-switchholder to tslo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mount Sc8uu-Adapter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12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crew for sk8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3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ount heatbed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hammermutter-m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  <table:table-cell table:style-name="ce15" office:value-type="string" calcext:value-type="string">
            <text:p>hammer-nut for m4x6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ount belt on carriage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mount z-top-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onnect distancer to frame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onnect tslot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arriage part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tabilizes fr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mount z-fr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ndca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ose for collecting/binding cables, 300 cm, for 48 75 90 64 and 20 c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ablebinder 10x10, 6x15, 6x20c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locks z-shaft to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z-stepper-motor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ft8x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z-shaft for lm8uu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lider axi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couples stepper 5 with thread 8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z-thread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y-belt, 90cm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lley, 20 teeth, 5mm, gt2-6-bel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holder for shaf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lm8uu block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linear bear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C8UU Adapt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rive nu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Rail, mgn12, 400 mmm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lock, mgn12</text:p>
          </table:table-cell>
          <table:table-cell table:style-name="ce16"/>
          <table:table-cell table:style-name="ce1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7"/>
          <table:table-cell table:style-name="ce1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Accessoriess</text:p>
          </table:table-cell>
          <table:table-cell table:number-columns-repeated="11"/>
          <table:table-cell table:style-name="ce15" table:number-columns-repeated="2"/>
          <table:table-cell table:style-name="ce14"/>
        </table:table-row>
        <table:table-row table:style-name="ro1">
          <table:table-cell table:style-name="ce4" office:value-type="string" calcext:value-type="string">
            <text:p>PLA-Samp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ück Filament zum teste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D-Displa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CD-Display im Metall-Gehäus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_220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30V-AC Netzkabe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ol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ament Spool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la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LCD-Displa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LCD-Display and Spool Holder and plugin cable_220v for 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lectronics-box</text:p>
          </table:table-cell>
          <table:table-cell table:number-columns-repeated="3"/>
          <table:table-cell table:style-name="ce6"/>
          <table:table-cell table:number-columns-repeated="8"/>
          <table:table-cell table:style-name="ce15"/>
          <table:table-cell table:style-name="ce14"/>
        </table:table-row>
        <table:table-row table:style-name="ro1">
          <table:table-cell table:style-name="ce4" office:value-type="string" calcext:value-type="string">
            <text:p>electronics-cov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ousing for mainboar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/>
          <table:table-cell table:style-name="ce15"/>
          <table:table-cell table:style-name="ce14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Displa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display-10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fostensteckerkabel f. LCD-Displa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Z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z-motor-4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Z1 and Z2 stepper motor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z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Z-switch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x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y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Extruder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eatbed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Connect Powersupp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ps-cabl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ainboard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anetboard1.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inboard, 24V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Powersupply-hol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x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bottom-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be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machine-fe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xtru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idl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stepp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0" table:formula="of:=SUM([.E9:.E166])" office:value-type="float" office:value="804" calcext:value-type="float">
            <text:p>804</text:p>
          </table:table-cell>
          <table:table-cell table:style-name="Default" table:number-columns-repeated="4"/>
          <table:table-cell table:style-name="ce7"/>
          <table:table-cell table:style-name="Default"/>
          <table:table-cell table:number-columns-repeated="4"/>
        </table:table-row>
        <table:table-row table:style-name="ro1" table:number-rows-repeated="42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7">00.00.0000</text:date>, <text:time style:data-style-name="N2" text:time-value="10:56:21.8251812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5-07T14:48:42.967323470</dc:date>
    <dc:creator>os </dc:creator>
    <meta:editing-duration>P5DT14H17M5S</meta:editing-duration>
    <meta:editing-cycles>559</meta:editing-cycles>
    <meta:generator>LibreOffice/5.2.7.2$Linux_X86_64 LibreOffice_project/20m0$Build-2</meta:generator>
    <meta:printed-by>os </meta:printed-by>
    <meta:print-date>2021-05-05T22:23:38.374157365</meta:print-date>
    <meta:document-statistic meta:table-count="1" meta:cell-count="472" meta:object-count="0"/>
  </office:meta>
</office:document-meta>
</file>